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01/12/2014 11:21:17</text:p>
      <text:p text:style-name="P1"/>
      <text:p text:style-name="P4">Nombre del Espectáculo: <text:span text:style-name="T2">sfgsdfgfdgdfgdfg</text:span></text:p>
      <text:p text:style-name="P4">Provincia: <text:span text:style-name="T2">CHUBUT</text:span></text:p>
      <text:p text:style-name="P4">Región: <text:span text:style-name="T2">PATAGONIA</text:span></text:p>
      <text:p text:style-name="P1"/>
      <text:p text:style-name="P4">Nº de trámite: <text:span text:style-name="T2">4</text:span></text:p>
      <text:p text:style-name="P4">Fecha de trámite: <text:span text:style-name="T2">21/11/2014 12:57:02</text:span></text:p>
      <text:p text:style-name="P1"/>
      <text:p text:style-name="P4">Datos del Responsable: <text:span text:style-name="T2">adsfsdafsdf - CUIT: 20382580274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01/12/2014 11:21:17</text:p>
        <text:p text:style-name="P4"/>
        <text:p text:style-name="P4">Nombre del Espectáculo: <text:span text:style-name="T2">sfgsdfgfdgdfgdfg</text:span></text:p>
        <text:p text:style-name="P4">Provincia: <text:span text:style-name="T2">CHUBUT</text:span></text:p>
        <text:p text:style-name="P4">Región: <text:span text:style-name="T2">PATAGONIA</text:span></text:p>
        <text:p text:style-name="P4"/>
        <text:p text:style-name="P4">Nº de trámite: <text:span text:style-name="T2">4</text:span></text:p>
        <text:p text:style-name="P4">Fecha de trámite: <text:span text:style-name="T2">21/11/2014 12:57:02</text:span></text:p>
        <text:p text:style-name="P4"/>
        <text:p text:style-name="P1">Datos del Responsable: <text:span text:style-name="T2">adsfsdafsdf - CUIT: 20382580274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